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63f6" officeooo:paragraph-rsid="001d63f6"/>
    </style:style>
    <style:style style:name="P2" style:family="paragraph" style:parent-style-name="Standard">
      <style:text-properties style:font-name="Times" fo:font-size="14pt" officeooo:rsid="001d63f6" officeooo:paragraph-rsid="001d63f6" style:font-size-asian="14pt" style:font-size-complex="14pt"/>
    </style:style>
    <style:style style:name="P3" style:family="paragraph" style:parent-style-name="Standard">
      <style:text-properties style:font-name="Times" fo:font-size="14pt" officeooo:rsid="001d9f3f" officeooo:paragraph-rsid="001d9f3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" fo:font-size="14pt" officeooo:rsid="001d9f3f" officeooo:paragraph-rsid="001d9f3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4pt" officeooo:rsid="001d9f3f" officeooo:paragraph-rsid="001e894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" fo:font-size="14pt" officeooo:rsid="001d9f3f" officeooo:paragraph-rsid="001ecaf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" fo:font-size="14pt" officeooo:rsid="001e8948" officeooo:paragraph-rsid="001e8948" style:font-size-asian="14pt" style:font-size-complex="14pt"/>
    </style:style>
    <style:style style:name="T1" style:family="text">
      <style:text-properties officeooo:rsid="001d9f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894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e89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Work Ethics – ll</text:span> <text:span text:style-name="T1">( Professionalism soft skills )</text:span></text:p>
      <text:p text:style-name="P2"/>
      <text:p text:style-name="P3"><text:span text:style-name="T4">1. Work Smarter </text:span>: this soft skill are used when any task assigned. We can do that task in</text:p>
      <text:p text:style-name="P4"><text:s text:c="30"/>smarter way, work load easily manage by using ‘work smarter’ skill.</text:p>
      <text:p text:style-name="P4"/>
      <text:p text:style-name="P4"><text:span text:style-name="T4">2. Be a Worker </text:span>: In organization everyone working together so be a worker and do team</text:p>
      <text:p text:style-name="P4"><text:s text:c="27"/>work.</text:p>
      <text:p text:style-name="P4"/>
      <text:p text:style-name="P5"><text:span text:style-name="T4">3. Interaction with Team mates </text:span>: <text:span text:style-name="T3">As team lead important to work in a team with different</text:span></text:p>
      <text:p text:style-name="P5"><text:s text:c="52"/><text:span text:style-name="T3">people. Communication between team is very important <text:s text:c="10"/></text:span></text:p>
      <text:p text:style-name="P5"><text:s text:c="52"/><text:span text:style-name="T3">for the interaction.</text:span></text:p>
      <text:p text:style-name="P5"/>
      <text:p text:style-name="P6"><text:span text:style-name="T5">4. Take responsibility</text:span><text:span text:style-name="T3"> : As professional don’t avoid problems, take a responsibility. It</text:span></text:p>
      <text:p text:style-name="P6"><text:span text:style-name="T3"><text:s text:c="37"/>helps to secure your position in organization. </text:span></text:p>
      <text:p text:style-name="P5"/>
      <text:p text:style-name="P7"><text:span text:style-name="T4">5. Stick with ethics</text:span> : As professional don’t divert the policies of organization and stick</text:p>
      <text:p text:style-name="P7"><text:s text:c="33"/>with the moral responsibilities. </text:p>
      <text:p text:style-name="P5"><text:s text:c="3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7:21:07.781660122</meta:creation-date>
    <meta:editing-duration>PT3M10S</meta:editing-duration>
    <meta:editing-cycles>2</meta:editing-cycles>
    <meta:generator>LibreOffice/6.0.7.3$Linux_X86_64 LibreOffice_project/00m0$Build-3</meta:generator>
    <dc:date>2023-02-07T17:44:36.753585246</dc:date>
    <meta:document-statistic meta:table-count="0" meta:image-count="0" meta:object-count="0" meta:page-count="1" meta:paragraph-count="13" meta:word-count="122" meta:character-count="992" meta:non-whitespace-character-count="599"/>
  </office:meta>
</office:document-meta>
</file>